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8T16:28:36.73</meta:creation-date>
    <meta:document-statistic meta:table-count="0" meta:image-count="0" meta:object-count="0" meta:page-count="1" meta:paragraph-count="0" meta:word-count="0" meta:character-count="0"/>
    <dc:date>2009-11-18T16:29:05.12</dc:date>
    <meta:editing-duration>PT00H00M29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c1006500bc006200ec00750047000c00b00009000600ee00ad001000c20011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gqHDUg//2S/onWE7xEk+o1X9FcU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5500a500ab0003003500bf004400ae009200490073004700e700ac00cf00b9">
        <DigestMethod Algorithm="http://www.w3.org/2000/09/xmldsig#sha1"/>
        <DigestValue>szg36ZQ/rGJz8r544cKswQnjtfc=</DigestValue>
      </Reference>
    </SignedInfo>
    <SignatureValue>FQ6huPZNvMSw/CwhHe7VATejq1bvzzqMusQebSBG3jPlmipS/o4ZGzkTUPc1dLjR
bEuii9h9Be2x+fftzx903XmQfql2R6laA5ItNVVEdUNe/diMjebDbQ8/0udfNeyy
1x/vb3c1IAzZiXCBLoemZ7ewe+AOOSmqH5i+jgILIMk=</SignatureValue>
    <KeyInfo>
      <X509Data>
        <X509IssuerSerial>
          <X509IssuerName>CN=Sub CA 1 Root 1, OU=Development, O=OpenOffice.org, ST=Hamburg, C=DE</X509IssuerName>
          <X509SerialNumber>4096</X509SerialNumber>
        </X509IssuerSerial>
        <X509Certificate>MIICvjCCAiegAwIBAgICEAAwDQYJKoZIhvcNAQEFBQAwaDELMAkGA1UEBhMCREUx
EDAOBgNVBAgTB0hhbWJ1cmcxFzAVBgNVBAoTDk9wZW5PZmZpY2Uub3JnMRQwEgYD
VQQLEwtEZXZlbG9wbWVudDEYMBYGA1UEAxMPU3ViIENBIDEgUm9vdCAxMB4XDTA5
MTExODE1MjMyM1oXDTM0MTExMjE1MjMyM1owbzELMAkGA1UEBhMCREUxEDAOBgNV
BAgTB0hhbWJ1cmcxFzAVBgNVBAoTDk9wZW5PZmZpY2Uub3JnMRQwEgYDVQQLEwtE
ZXZlbG9wbWVudDEfMB0GA1UEAxMWVXNlciAxIFN1YiBDQSAxIFJvb3QgMTCBnzAN
BgkqhkiG9w0BAQEFAAOBjQAwgYkCgYEAyEFmhMfVxXKPppgbWeIzyg3SJLPBR9sR
4r8j2jJoQcz/KP6aOUnnCPAidRVhmZ6Z5RRlcWAAD1hCcHhaHtj6l5KCDuMMrCDc
uONeh4uJ46HDh0kdkqX9fHd5zh/6nFoX2REM8n8a+tgyQfhpgK6KZr02wiFlVwi+
z/DsgxWYbWUCAwEAAaNwMG4wLAYJYIZIAYb4QgENBB8WHU9wZW5TU0wgR2VuZXJh
dGVkIENlcnRpZmljYXRlMB0GA1UdDgQWBBT/u7B/4w7jjM/siEmpDmK102ASRjAf
BgNVHSMEGDAWgBQ3cXSBRN0esWCWQbdLOMS3eRvPijANBgkqhkiG9w0BAQUFAAOB
gQAz3ehXPmkboEyDUZndc7AMy8fA/xKLtjtZErnxIId18HFuvJRHcmKuk5AF4v9j
MVrSgKVKf1fp904+vr1MnnQHGbBNiJevI6daI6/RqZibVX76axh3A8SqSby2PWY+
jQqAX6y5WPsR72Dbrah5QYMaamGHmWQt5Gq7wDAA3Wnlkg==</X509Certificate>
      </X509Data>
    </KeyInfo>
    <Object>
      <SignatureProperties>
        <SignatureProperty Id="ID_005500a500ab0003003500bf004400ae009200490073004700e700ac00cf00b9" Target="#ID_00c1006500bc006200ec00750047000c00b00009000600ee00ad001000c20011">
          <dc:date xmlns:dc="http://purl.org/dc/elements/1.1/">2009-11-18T16:29:50,40</dc:date>
        </SignatureProperty>
      </SignatureProperties>
    </Object>
  </Signature>
</document-signatures>
</file>